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aad1"/>
    </style:style>
    <style:style style:name="P2" style:family="paragraph" style:parent-style-name="Text_20_body">
      <style:text-properties officeooo:rsid="00158759" officeooo:paragraph-rsid="00174067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20%" fo:text-indent="0.801cm" style:auto-text-indent="false"/>
      <style:text-properties officeooo:rsid="00158759" officeooo:paragraph-rsid="00158759"/>
    </style:style>
    <style:style style:name="P4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indent="0cm" style:auto-text-indent="false" style:page-number="auto"/>
      <style:text-properties officeooo:rsid="00158759" officeooo:paragraph-rsid="00158759"/>
    </style:style>
    <style:style style:name="P5" style:family="paragraph" style:parent-style-name="Title">
      <style:text-properties officeooo:paragraph-rsid="0014aad1"/>
    </style:style>
    <style:style style:name="P6" style:family="paragraph" style:parent-style-name="Title">
      <style:text-properties officeooo:rsid="0014aad1" officeooo:paragraph-rsid="0014aad1"/>
    </style:style>
    <style:style style:name="P7" style:family="paragraph" style:parent-style-name="Header">
      <style:text-properties officeooo:rsid="0002cf8c" officeooo:paragraph-rsid="0014aad1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officeooo:rsid="0014aad1"/>
    </style:style>
    <style:style style:name="T2" style:family="text">
      <style:text-properties officeooo:rsid="0002cf8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f85e" style:font-weight-asian="bold" style:font-weight-complex="bold"/>
    </style:style>
    <style:style style:name="T5" style:family="text">
      <style:text-properties officeooo:rsid="00174067"/>
    </style:style>
    <style:style style:name="T6" style:family="text">
      <style:text-properties officeooo:rsid="0019f8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Übung zu Struktur und Simulation</text:p>
      <text:p text:style-name="P6">Molecular Dynamics Simulation of a Protein</text:p>
      <text:p text:style-name="P5">Ausgabe am <text:span text:style-name="T1">01-Jul-2014</text:span></text:p>
      <text:p text:style-name="P1"/>
      <text:h text:style-name="P8" text:outline-level="2">Choosing your protein and temperature</text:h>
      <text:h text:style-name="Heading_20_3" text:outline-level="3">Choosing a protein: </text:h>
      <text:p text:style-name="P4"><text:span text:style-name="T2"><text:tab/>Oleksandr</text:span>: <text:s/><text:span text:style-name="T5">15 </text:span>+ <text:span text:style-name="T5">12 </text:span>+ <text:span text:style-name="T5">5 </text:span>+ <text:span text:style-name="T5">11 </text:span>+ <text:span text:style-name="T5">19 </text:span>+ <text:span text:style-name="T5">1 </text:span>+ <text:span text:style-name="T5">14 </text:span>+ <text:span text:style-name="T5">4 </text:span>+ <text:span text:style-name="T5">18 </text:span>= <text:span text:style-name="T5">99</text:span></text:p>
      <text:p text:style-name="P3"><text:tab/><text:tab/><text:span text:style-name="T3">1omb</text:span></text:p>
      <text:h text:style-name="Heading_20_3" text:outline-level="3">Choosing a temperature: </text:h>
      <text:p text:style-name="P2"><text:span text:style-name="T2"><text:tab/>Voroshylov: 22 + 15 + 18 + 15 + 19 + 8 + 25 + 12 + 15 + 22 = 171</text:span></text:p>
      <text:p text:style-name="P2"><text:tab/><text:tab/><text:span text:style-name="T5">171 % 7 = 3</text:span></text:p>
      <text:p text:style-name="P2"><text:tab/><text:tab/><text:span text:style-name="T4">350K</text:span></text:p>
      <text:h text:style-name="Heading_20_2" text:outline-level="2"><text:span text:style-name="T4">Gromacs calculation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cf8c" officeooo:paragraph-rsid="0014aad1"/>
    </style:style>
    <style:style style:name="MT1" style:family="text">
      <style:text-properties officeooo:rsid="0014aa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leksandr Voroshylov (6590822)<text:tab/><text:tab/><text:span text:style-name="MT1">14</text:span>.0<text:span text:style-name="MT1">7</text:span>.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Woroschilow</meta:initial-creator>
    <meta:creation-date>2014-07-14T20:30:04.280072923</meta:creation-date>
    <meta:generator>LibreOffice/4.2.5.2$Linux_X86_64 LibreOffice_project/420$Build-2</meta:generator>
    <dc:date>2014-07-14T20:51:02.643056883</dc:date>
    <dc:creator>Alex Woroschilow</dc:creator>
    <meta:editing-duration>PT18M7S</meta:editing-duration>
    <meta:editing-cycles>8</meta:editing-cycles>
    <meta:document-statistic meta:table-count="0" meta:image-count="0" meta:object-count="0" meta:page-count="2" meta:paragraph-count="13" meta:word-count="82" meta:character-count="388" meta:non-whitespace-character-count="309"/>
  </office:meta>
</office:document-meta>
</file>